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61000000415DCC3396.png"/>
  <manifest:file-entry manifest:media-type="image/png" manifest:full-path="Pictures/100002010000028700000021BA3D34E4.png"/>
  <manifest:file-entry manifest:media-type="image/png" manifest:full-path="Pictures/100002010000025800000054B88CB853.png"/>
  <manifest:file-entry manifest:media-type="image/png" manifest:full-path="Pictures/10000201000002CB000000523F01D78F.png"/>
  <manifest:file-entry manifest:media-type="image/png" manifest:full-path="Pictures/10000201000002F50000004782C7CD8C.png"/>
  <manifest:file-entry manifest:media-type="image/png" manifest:full-path="Pictures/100002010000027500000031242418EC.png"/>
  <manifest:file-entry manifest:media-type="image/png" manifest:full-path="Pictures/10000201000002F30000006F60FF758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97cm" fo:min-width="0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65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layer="layout" svg:width="23.447cm" svg:height="8.855cm" svg:x="2.053cm" svg:y="2cm">
          <draw:text-box>
            <text:p>第二章： 实数</text:p>
            <text:p/>
            <text:p/>
            <text:p>1. 实数</text:p>
            <text:p/>
            <text:p><text:tab/>能表示为两个整数之比的数称为<text:span text:style-name="T1">有理数</text:span>。</text:p>
            <text:p/>
            <text:p><text:tab/>无限不循环小数称为<text:span text:style-name="T1">无理数</text:span>。<text:tab/><text:tab/></text:p>
            <text:p/>
            <text:p><text:tab/>有理数和无理数统称为<text:span text:style-name="T1">实数</text:span>。实数和数轴上的点一一对应。</text:p>
            <text:p/>
            <text:p>2. 平方根和立方根</text:p>
          </draw:text-box>
        </draw:frame>
        <draw:frame draw:style-name="gr2" draw:text-style-name="P1" draw:layer="layout" svg:width="19.977cm" svg:height="2.936cm" svg:x="2.825cm" svg:y="11.328cm">
          <draw:image xlink:href="Pictures/10000201000002F30000006F60FF7587.png" xlink:type="simple" xlink:show="embed" xlink:actuate="onLoad">
            <text:p/>
          </draw:image>
        </draw:frame>
        <draw:frame draw:style-name="gr2" draw:text-style-name="P1" draw:layer="layout" svg:width="20.03cm" svg:height="1.877cm" svg:x="2.899cm" svg:y="14.757cm">
          <draw:image xlink:href="Pictures/10000201000002F50000004782C7CD8C.png" xlink:type="simple" xlink:show="embed" xlink:actuate="onLoad">
            <text:p/>
          </draw:image>
        </draw:frame>
        <draw:frame draw:style-name="gr2" draw:text-style-name="P1" draw:layer="layout" svg:width="18.919cm" svg:height="2.168cm" svg:x="2.654cm" svg:y="17.312cm">
          <draw:image xlink:href="Pictures/10000201000002CB000000523F01D78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2" draw:text-style-name="P1" draw:layer="layout" svg:width="15.876cm" svg:height="2.221cm" svg:x="1.576cm" svg:y="1.585cm">
          <draw:image xlink:href="Pictures/100002010000025800000054B88CB853.png" xlink:type="simple" xlink:show="embed" xlink:actuate="onLoad">
            <text:p/>
          </draw:image>
        </draw:frame>
        <draw:frame draw:style-name="gr2" draw:text-style-name="P1" draw:layer="layout" svg:width="16.643cm" svg:height="1.295cm" svg:x="2.392cm" svg:y="4.548cm">
          <draw:image xlink:href="Pictures/100002010000027500000031242418EC.png" xlink:type="simple" xlink:show="embed" xlink:actuate="onLoad">
            <text:p/>
          </draw:image>
        </draw:frame>
        <draw:frame draw:style-name="gr4" draw:layer="layout" svg:width="24.5cm" svg:height="11.9cm" svg:x="1.5cm" svg:y="6.6cm">
          <draw:text-box>
            <text:p>3. 二次根式</text:p>
            <text:p/>
            <text:p/>
            <text:p/>
            <text:p><text:tab/>二次根式的乘法和除法法则</text:p>
            <text:p/>
            <text:p/>
            <text:p/>
            <text:p><text:tab/>最简二次根式</text:p>
            <text:p/>
            <text:p/>
            <text:p/>
            <text:p/>
            <text:p/>
            <text:p/>
            <text:p><text:tab/></text:p>
          </draw:text-box>
        </draw:frame>
        <draw:frame draw:style-name="gr2" draw:text-style-name="P1" draw:layer="layout" svg:width="17.119cm" svg:height="0.872cm" svg:x="2.854cm" svg:y="7.96cm">
          <draw:image xlink:href="Pictures/100002010000028700000021BA3D34E4.png" xlink:type="simple" xlink:show="embed" xlink:actuate="onLoad">
            <text:p/>
          </draw:image>
        </draw:frame>
        <draw:frame draw:style-name="gr2" draw:text-style-name="P1" draw:layer="layout" svg:width="16.114cm" svg:height="1.719cm" svg:x="3.157cm" svg:y="10.636cm">
          <draw:image xlink:href="Pictures/1000020100000261000000415DCC339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52M4S</meta:editing-duration>
    <meta:editing-cycles>14</meta:editing-cycles>
    <meta:generator>OpenOffice/4.1.15$Win32 OpenOffice.org_project/4115m2$Build-9813</meta:generator>
    <dc:date>2025-11-28T15:16:48.65</dc:date>
    <meta:document-statistic meta:object-count="34"/>
  </office:meta>
</office:document-meta>
</file>